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24e" officeooo:paragraph-rsid="000e8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eep Learning Works?</text:p>
      <text:p text:style-name="P1"/>
      <text:p text:style-name="P1">This paper is intended to explain Deep Learning in simplest possible wa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05:19:17.228978287</meta:creation-date>
    <dc:date>2021-04-10T08:40:30.434761943</dc:date>
    <meta:editing-duration>PT52S</meta:editing-duration>
    <meta:editing-cycles>1</meta:editing-cycles>
    <meta:document-statistic meta:table-count="0" meta:image-count="0" meta:object-count="0" meta:page-count="1" meta:paragraph-count="2" meta:word-count="16" meta:character-count="97" meta:non-whitespace-character-count="83"/>
    <meta:generator>LibreOffice/6.4.6.2$Linux_X86_64 LibreOffice_project/40$Build-2</meta:generator>
  </office:meta>
</office:document-meta>
</file>